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85a" officeooo:paragraph-rsid="0014785a"/>
    </style:style>
    <style:style style:name="P2" style:family="paragraph" style:parent-style-name="Standard">
      <style:text-properties officeooo:rsid="0014785a" officeooo:paragraph-rsid="00147f29"/>
    </style:style>
    <style:style style:name="P3" style:family="paragraph" style:parent-style-name="Standard">
      <style:text-properties officeooo:rsid="00147f29" officeooo:paragraph-rsid="00147f29"/>
    </style:style>
    <style:style style:name="P4" style:family="paragraph" style:parent-style-name="Standard" style:list-style-name="L1">
      <style:text-properties officeooo:rsid="00147f29" officeooo:paragraph-rsid="00182d2c"/>
    </style:style>
    <style:style style:name="P5" style:family="paragraph" style:parent-style-name="Standard">
      <style:text-properties officeooo:rsid="00147f29" officeooo:paragraph-rsid="00182d2c"/>
    </style:style>
    <style:style style:name="P6" style:family="paragraph" style:parent-style-name="Standard">
      <style:text-properties officeooo:rsid="00147f29" officeooo:paragraph-rsid="0019521d"/>
    </style:style>
    <style:style style:name="P7" style:family="paragraph" style:parent-style-name="Standard" style:list-style-name="L1">
      <style:text-properties officeooo:rsid="00162e65" officeooo:paragraph-rsid="00162e65"/>
    </style:style>
    <style:style style:name="P8" style:family="paragraph" style:parent-style-name="Standard" style:list-style-name="L1">
      <style:text-properties officeooo:rsid="00162e65" officeooo:paragraph-rsid="00182d2c"/>
    </style:style>
    <style:style style:name="P9" style:family="paragraph" style:parent-style-name="Standard" style:list-style-name="L1">
      <style:text-properties officeooo:rsid="00162e65" officeooo:paragraph-rsid="0019521d"/>
    </style:style>
    <style:style style:name="P10" style:family="paragraph" style:parent-style-name="Standard" style:list-style-name="L1">
      <style:text-properties officeooo:rsid="00182d2c" officeooo:paragraph-rsid="00182d2c"/>
    </style:style>
    <style:style style:name="P11" style:family="paragraph" style:parent-style-name="Standard">
      <style:text-properties officeooo:rsid="0019521d" officeooo:paragraph-rsid="0019521d"/>
    </style:style>
    <style:style style:name="T1" style:family="text">
      <style:text-properties officeooo:rsid="0014785a"/>
    </style:style>
    <style:style style:name="T2" style:family="text">
      <style:text-properties officeooo:rsid="00147f29"/>
    </style:style>
    <style:style style:name="T3" style:family="text">
      <style:text-properties officeooo:rsid="00162e65"/>
    </style:style>
    <style:style style:name="T4" style:family="text">
      <style:text-properties officeooo:rsid="0017ec35"/>
    </style:style>
    <style:style style:name="T5" style:family="text">
      <style:text-properties officeooo:rsid="00182d2c"/>
    </style:style>
    <style:style style:name="T6" style:family="text">
      <style:text-properties officeooo:rsid="0019521d"/>
    </style:style>
    <style:style style:name="T7" style:family="text">
      <style:text-properties officeooo:rsid="001a795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blem Statement</text:p>
      <text:p text:style-name="Standard"/>
      <text:p text:style-name="Standard">In 2006, The World Health Organization published a report entitled `Preventing disease through healthy environments.` It “confirms that approximately one-quarter of the global disease burden, and more than one-third of the burden among children, is due to modifiable environmental factors.” [1]</text:p>
      <text:p text:style-name="Standard"/>
      <text:p text:style-name="Standard">1. https://www.who.int/publications/i/item/9241593822</text:p>
      <text:p text:style-name="Standard"/>
      <text:p text:style-name="Standard">This report investigates several modifiable environmental factors that may contribute to life expectancy in the hopes of mathematical modeling. We hope that global resources can be spent cost-effectively. </text:p>
      <text:p text:style-name="Standard"/>
      <text:p text:style-name="Standard">Between the years 2000 to 2015, information from various sources was collected for 1<text:span text:style-name="T7">93</text:span> countries and grouped into three categories: </text:p>
      <text:p text:style-name="Standard"/>
      <text:p text:style-name="Standard"><text:s text:c="4"/>1. Communicable diseases,</text:p>
      <text:p text:style-name="Standard"><text:s text:c="8"/>1. Hepatitis B, </text:p>
      <text:p text:style-name="Standard"><text:s text:c="8"/>2. Measles, </text:p>
      <text:p text:style-name="Standard"><text:s text:c="8"/>3. Polio, </text:p>
      <text:p text:style-name="Standard"><text:s text:c="8"/>4. Diphtheria, </text:p>
      <text:p text:style-name="Standard"><text:s text:c="8"/>5. HIV/AIDS</text:p>
      <text:p text:style-name="Standard"><text:s text:c="11"/></text:p>
      <text:p text:style-name="Standard"><text:s text:c="4"/>2. Country-specific monetary differences,</text:p>
      <text:p text:style-name="Standard"><text:s text:c="8"/>1. Gross domestic product, </text:p>
      <text:p text:style-name="Standard"><text:s text:c="8"/>2. Governmental expenditure rates, </text:p>
      <text:p text:style-name="Standard"><text:s text:c="8"/>3. Average personal income, </text:p>
      <text:p text:style-name="Standard"><text:s text:c="8"/>4. Developmental status (developed or not), </text:p>
      <text:p text:style-name="Standard"><text:s text:c="8"/>5. Population </text:p>
      <text:p text:style-name="Standard"><text:s text:c="8"/>6. Education </text:p>
      <text:p text:style-name="Standard"><text:s text:c="7"/></text:p>
      <text:p text:style-name="Standard"><text:s text:c="4"/>3. Health-related information,</text:p>
      <text:p text:style-name="Standard"><text:s text:c="8"/>1. Infant and adult mortality rates, </text:p>
      <text:p text:style-name="Standard"><text:s text:c="8"/>2. Number of deaths less than 5 yr</text:p>
      <text:p text:style-name="Standard"><text:s text:c="8"/>3. alcohol abuse rates, </text:p>
      <text:p text:style-name="Standard"><text:s text:c="8"/>4. Child-related malnutrition, including child thinness rates between 1-19 years and 5-9 years</text:p>
      <text:p text:style-name="Standard"><text:s text:c="8"/>5. Body mass index</text:p>
      <text:p text:style-name="Standard"/>
      <text:p text:style-name="Standard"/>
      <text:p text:style-name="Standard">Not all data features are complete. There are approximately 20+ countries that need more information. Many of these countries are currently in civil unrest or outright war, internally and external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2:14:41.194064058</meta:creation-date>
    <dc:date>2023-01-10T10:47:38.776207430</dc:date>
    <meta:editing-duration>PT9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7" meta:word-count="201" meta:character-count="1586" meta:non-whitespace-character-count="1238"/>
  </office:meta>
</office:document-meta>
</file>